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yrus Adl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2, 1893</text:p>
      <text:p text:style-name="P6">Month<text:tab/><text:tab/><text:tab/><text:tab/><text:tab/><text:tab/>March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Washington, D. C.</text:p>
      <text:p text:style-name="P6">State<text:tab/><text:tab/>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SMITHSONIAN INSTITUTION/</text:p>
      <text:p text:style-name="P3">S. P. LANGLEY, Secretary/</text:p>
      <text:p text:style-name="P3">G. BROWN GOODE, Assistant Secretary,/</text:p>
      <text:p text:style-name="P3"><text:tab/>in charge of U. S. National Museum/</text:p>
      <text:p text:style-name="P4"><text:tab/>UNITED STATES NATIONAL MUSEUM/</text:p>
      <text:p text:style-name="P4">Washington, March 22, 1893./</text:p>
      <text:p text:style-name="P3">Rev. Dr. S. Morais,/</text:p>
      <text:p text:style-name="P3"><text:tab/>#546 N. Fifth St.,/</text:p>
      <text:p text:style-name="P3"><text:tab/><text:tab/>Philadelphia, Pa./</text:p>
      <text:p text:style-name="P3">Dear Sir:/</text:p>
      <text:p text:style-name="P3"><text:tab/>I beg to acknowledge the receipt, in good con-/dition, of a set of silver plate, which you have been so/ good as to lend to the National Museum for its exhibit of/ religious ceremonial at the World's Columbian Exposition./</text:p>
      <text:p text:style-name="P3"><text:tab/>I desire to thank you for your kind assistance, and/ am,/ Very truly yours,/ Cyrus Adl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1:24:10.34</meta:creation-date>
    <meta:document-statistic meta:table-count="0" meta:image-count="0" meta:object-count="0" meta:page-count="2" meta:paragraph-count="72" meta:word-count="259" meta:character-count="1835"/>
    <dc:date>2011-12-08T11:28:37.46</dc:date>
    <dc:creator>Penn Libraries</dc:creator>
    <meta:editing-duration>PT00H04M27S</meta:editing-duration>
    <meta:editing-cycles>1</meta:editing-cycles>
    <meta:generator>OpenOffice.org/3.2$Win32 OpenOffice.org_project/320m12$Build-9483</meta:generator>
  </office:meta>
</office:document-meta>
</file>